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88d4d" officeooo:paragraph-rsid="00188d4d"/>
    </style:style>
    <style:style style:name="P2" style:family="paragraph" style:parent-style-name="Heading_20_2">
      <style:text-properties officeooo:rsid="00188d4d" officeooo:paragraph-rsid="00188d4d"/>
    </style:style>
    <style:style style:name="P3" style:family="paragraph" style:parent-style-name="Heading_20_2">
      <style:text-properties officeooo:rsid="001a752d" officeooo:paragraph-rsid="001a752d"/>
    </style:style>
    <style:style style:name="P4" style:family="paragraph" style:parent-style-name="Heading_20_3">
      <style:text-properties officeooo:rsid="001a752d" officeooo:paragraph-rsid="001a752d"/>
    </style:style>
    <style:style style:name="P5" style:family="paragraph" style:parent-style-name="Heading_20_3">
      <style:text-properties officeooo:rsid="001c6ae5" officeooo:paragraph-rsid="001c6ae5"/>
    </style:style>
    <style:style style:name="P6" style:family="paragraph" style:parent-style-name="Heading_20_3">
      <style:text-properties officeooo:rsid="001eac9b" officeooo:paragraph-rsid="001eac9b"/>
    </style:style>
    <style:style style:name="P7" style:family="paragraph" style:parent-style-name="Text_20_body">
      <style:text-properties fo:font-size="12pt" fo:font-weight="normal" officeooo:rsid="00188d4d" officeooo:paragraph-rsid="00188d4d" style:font-size-asian="10.5pt" style:font-weight-asian="normal" style:font-size-complex="12pt" style:font-weight-complex="normal"/>
    </style:style>
    <style:style style:name="P8" style:family="paragraph" style:parent-style-name="Text_20_body">
      <style:text-properties fo:font-size="12pt" fo:font-weight="normal" officeooo:rsid="001d3c2a" officeooo:paragraph-rsid="001d3c2a" style:font-size-asian="10.5pt" style:font-weight-asian="normal" style:font-size-complex="12pt" style:font-weight-complex="normal"/>
    </style:style>
    <style:style style:name="P9" style:family="paragraph" style:parent-style-name="Text_20_body">
      <style:text-properties fo:font-size="12pt" fo:font-weight="normal" officeooo:rsid="001eac9b" officeooo:paragraph-rsid="001d3c2a" style:font-size-asian="10.5pt" style:font-weight-asian="normal" style:font-size-complex="12pt" style:font-weight-complex="normal"/>
    </style:style>
    <style:style style:name="P10" style:family="paragraph" style:parent-style-name="Text_20_body">
      <style:text-properties fo:font-size="12pt" fo:font-weight="normal" officeooo:rsid="001a752d" officeooo:paragraph-rsid="001a752d" style:font-size-asian="12pt" style:font-weight-asian="normal" style:font-size-complex="12pt" style:font-weight-complex="normal"/>
    </style:style>
    <style:style style:name="P11" style:family="paragraph" style:parent-style-name="Text_20_body">
      <style:text-properties fo:font-size="12pt" fo:font-weight="normal" officeooo:rsid="001eac9b" officeooo:paragraph-rsid="001eac9b" style:font-size-asian="12pt" style:font-weight-asian="normal" style:font-size-complex="12pt" style:font-weight-complex="normal"/>
    </style:style>
    <style:style style:name="P12" style:family="paragraph" style:parent-style-name="Text_20_body">
      <style:text-properties officeooo:rsid="001a752d" officeooo:paragraph-rsid="001a752d"/>
    </style:style>
    <style:style style:name="P13" style:family="paragraph" style:parent-style-name="Text_20_body">
      <style:text-properties officeooo:rsid="001c6ae5" officeooo:paragraph-rsid="001c6ae5"/>
    </style:style>
    <style:style style:name="P14" style:family="paragraph" style:parent-style-name="Text_20_body">
      <style:text-properties officeooo:rsid="001eac9b" officeooo:paragraph-rsid="001eac9b"/>
    </style:style>
    <style:style style:name="T1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2" style:family="text">
      <style:text-properties style:font-name="Liberation Sans" fo:font-size="18pt" fo:font-weight="bold" officeooo:rsid="001c6ae5" style:font-name-asian="Noto Sans CJK SC" style:font-size-asian="18pt" style:font-weight-asian="bold" style:font-name-complex="Lohit Devanagari1" style:font-size-complex="18pt" style:font-weight-complex="bold"/>
    </style:style>
    <style:style style:name="T3" style:family="text">
      <style:text-properties style:font-name="Liberation Sans" fo:font-size="16pt" fo:font-weight="bold" style:font-name-asian="Noto Sans CJK SC" style:font-size-asian="16pt" style:font-weight-asian="bold" style:font-name-complex="Lohit Devanagari1" style:font-size-complex="16pt" style:font-weight-complex="bold"/>
    </style:style>
    <style:style style:name="T4" style:family="text">
      <style:text-properties style:font-name="Liberation Sans" style:font-name-asian="Noto Sans CJK SC" style:font-name-complex="Lohit Devanagari1"/>
    </style:style>
    <style:style style:name="T5" style:family="text">
      <style:text-properties style:font-name="Liberation Sans" officeooo:rsid="0019d8f8" style:font-name-asian="Noto Sans CJK SC" style:font-name-complex="Lohit Devanagari1"/>
    </style:style>
    <style:style style:name="T6" style:family="text">
      <style:text-properties style:font-name="Liberation Sans" officeooo:rsid="001a752d" style:font-name-asian="Noto Sans CJK SC" style:font-name-complex="Lohit Devanagari1"/>
    </style:style>
    <style:style style:name="T7" style:family="text">
      <style:text-properties style:font-name="Liberation Sans" officeooo:rsid="001c6ae5" style:font-name-asian="Noto Sans CJK SC" style:font-name-complex="Lohit Devanagari1"/>
    </style:style>
    <style:style style:name="T8" style:family="text">
      <style:text-properties style:font-name="Liberation Sans" officeooo:rsid="001d3c2a" style:font-name-asian="Noto Sans CJK SC" style:font-name-complex="Lohit Devanagari1"/>
    </style:style>
    <style:style style:name="T9" style:family="text">
      <style:text-properties style:font-name="Liberation Sans" fo:font-size="14pt" fo:font-weight="bold" style:font-name-asian="Noto Sans CJK SC" style:font-size-asian="14pt" style:font-weight-asian="bold" style:font-name-complex="Lohit Devanagari1" style:font-size-complex="14pt" style:font-weight-complex="bold"/>
    </style:style>
    <style:style style:name="T10" style:family="text">
      <style:text-properties style:font-name="Liberation Sans" fo:font-size="14pt" fo:font-weight="bold" officeooo:rsid="001eac9b" style:font-name-asian="Noto Sans CJK SC" style:font-size-asian="14pt" style:font-weight-asian="bold" style:font-name-complex="Lohit Devanagari1" style:font-size-complex="14pt" style:font-weight-complex="bold"/>
    </style:style>
    <style:style style:name="T11" style:family="text">
      <style:text-properties style:font-name="Liberation Sans" fo:font-size="14pt" style:font-name-asian="Noto Sans CJK SC" style:font-size-asian="14pt" style:font-name-complex="Lohit Devanagari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ist<text:span text:style-name="T1">órias de usuário </text:span><text:span text:style-name="T2">e épico</text:span><text:span text:style-name="T1">:</text:span></text:h>
      <text:h text:style-name="P2" text:outline-level="2"><text:span text:style-name="T3">Épico: </text:span></text:h>
      <text:p text:style-name="P7"><text:span text:style-name="T4">Uma das entrevistadas foi uma senhora que toma remédios, a senhora Olívia Rangel Joffily. A entrevistada faz uso d</text:span><text:span text:style-name="T5">o smartphone principalmente para comunicação e ler notícias, incluindo fazendo uso de redes sociais. Dentre os principais problemas relatados para o uso de aplicativos estão </text:span><text:span text:style-name="T6">o uso de letras ou muito grandes ou muito pequenas, textos longos demais, além da necessidade da notificação fazer mais barulho. </text:span><text:span text:style-name="T8">Já relatou que já esqueceu de tomar medicamentos e prefere ser lembrada no dia da consulta.</text:span></text:p>
      <text:p text:style-name="P7"><text:span text:style-name="T6"/></text:p>
      <text:h text:style-name="P3" text:outline-level="2">Hist<text:span text:style-name="T3">órias:</text:span></text:h>
      <text:h text:style-name="P4" text:outline-level="3">Requisito:</text:h>
      <text:p text:style-name="P12">Texto demais na tela fazendo a senhora ter que rolar demais</text:p>
      <text:h text:style-name="P4" text:outline-level="3">Soluç<text:span text:style-name="T9">ão:</text:span></text:h>
      <text:p text:style-name="P10"><text:span text:style-name="T4">Texto conciso e direto e uso moderado de imagens e botões para praticidade.</text:span></text:p>
      <text:p text:style-name="P10"><text:span text:style-name="T4"/></text:p>
      <text:h text:style-name="P4" text:outline-level="3">Requisito:</text:h>
      <text:p text:style-name="P13">Checar se a notificação foi recebida.</text:p>
      <text:h text:style-name="P5" text:outline-level="3">Soluç<text:span text:style-name="T9">ão:</text:span></text:h>
      <text:p text:style-name="P8"><text:span text:style-name="T7">A </text:span><text:span text:style-name="T4">notificação pode vir com um alarme suave que só será desligado ao usuário apertar nele.</text:span></text:p>
      <text:p text:style-name="P9"><text:span text:style-name="T4"/></text:p>
      <text:h text:style-name="P6" text:outline-level="3">Requisito:</text:h>
      <text:p text:style-name="P14">Letra grande demais gera muito texto e deixa rolando a página por muito tempo, já letra muito pequena torna uma leitura difícil.</text:p>
      <text:h text:style-name="P6" text:outline-level="3">Soluç<text:span text:style-name="T9">ão:</text:span></text:h>
      <text:p text:style-name="P11"><text:span text:style-name="T4">Uso de fonte de tamanho ideal, para um bom equilíbrio.</text:span></text:p>
      <text:p text:style-name="P8"><text:span text:style-name="T4"/></text:p>
      <text:p text:style-name="P8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17:30:32.497719703</meta:creation-date>
    <dc:date>2023-12-15T19:16:47.325552930</dc:date>
    <meta:editing-duration>PT20M</meta:editing-duration>
    <meta:editing-cycles>1</meta:editing-cycles>
    <meta:document-statistic meta:table-count="0" meta:image-count="0" meta:object-count="0" meta:page-count="1" meta:paragraph-count="16" meta:word-count="171" meta:character-count="1050" meta:non-whitespace-character-count="894"/>
    <meta:generator>LibreOffice/7.3.7.2$Linux_X86_64 LibreOffice_project/30$Build-2</meta:generator>
  </office:meta>
</office:document-meta>
</file>